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2000000698116ACB68D1F7C7B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-1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6633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0000cc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154cm"/>
    </style:style>
    <style:style style:name="gr6" style:family="graphic" style:parent-style-name="standard">
      <style:graphic-properties svg:stroke-color="#000000" draw:fill-color="#ffff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07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21cm"/>
    </style:style>
    <style:style style:name="gr9" style:family="graphic" style:parent-style-name="standard">
      <style:graphic-properties svg:stroke-color="#000000" draw:fill-color="#009933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39cm"/>
    </style:style>
    <style:style style:name="gr12" style:family="graphic" style:parent-style-name="standard">
      <style:graphic-properties svg:stroke-color="#000000" draw:fill-color="#999999" draw:textarea-horizontal-align="justify" draw:textarea-vertical-align="middle" draw:auto-grow-height="false" fo:min-height="0.246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663300"/>
      <style:paragraph-properties fo:text-align="center"/>
      <style:text-properties fo:font-size="4pt" style:font-size-asian="4pt" style:font-size-complex="4pt"/>
    </style:style>
    <style:style style:name="P4" style:family="paragraph">
      <loext:graphic-properties draw:fill-color="#0000cc"/>
      <style:paragraph-properties fo:text-align="center"/>
      <style:text-properties fo:font-size="4pt" style:font-size-asian="4pt" style:font-size-complex="4pt"/>
    </style:style>
    <style:style style:name="P5" style:family="paragraph">
      <loext:graphic-properties draw:fill-color="#ff0000"/>
      <style:paragraph-properties fo:text-align="center"/>
      <style:text-properties fo:font-size="4pt" style:font-size-asian="4pt" style:font-size-complex="4pt"/>
    </style:style>
    <style:style style:name="P6" style:family="paragraph">
      <loext:graphic-properties draw:fill="none" draw:fill-color="#ffffff"/>
      <style:text-properties fo:color="#0000ff" fo:font-size="4pt" style:font-size-asian="4pt" style:font-size-complex="4pt"/>
    </style:style>
    <style:style style:name="P7" style:family="paragraph">
      <loext:graphic-properties draw:fill-color="#ffff00"/>
      <style:paragraph-properties fo:text-align="center"/>
      <style:text-properties fo:font-size="4pt" style:font-size-asian="4pt" style:font-size-complex="4pt"/>
    </style:style>
    <style:style style:name="P8" style:family="paragraph">
      <loext:graphic-properties draw:fill="none" draw:fill-color="#ffffff"/>
      <style:text-properties fo:color="#cc9900" fo:font-size="6pt" style:font-size-asian="4pt" style:font-size-complex="4pt"/>
    </style:style>
    <style:style style:name="P9" style:family="paragraph">
      <loext:graphic-properties draw:fill="none" draw:fill-color="#ffffff"/>
      <style:text-properties fo:color="#461900" fo:font-size="4pt" style:font-size-asian="4pt" style:font-size-complex="4pt"/>
    </style:style>
    <style:style style:name="P10" style:family="paragraph">
      <loext:graphic-properties draw:fill="none" draw:fill-color="#ffffff"/>
      <style:text-properties fo:color="#cc0000" fo:font-size="4pt" style:font-size-asian="4pt" style:font-size-complex="4pt"/>
    </style:style>
    <style:style style:name="P11" style:family="paragraph">
      <loext:graphic-properties draw:fill="none" draw:fill-color="#ffffff"/>
      <style:text-properties fo:color="#661900" fo:font-size="4pt" style:font-size-asian="4pt" style:font-size-complex="4pt"/>
    </style:style>
    <style:style style:name="P12" style:family="paragraph">
      <loext:graphic-properties draw:fill="none" draw:fill-color="#ffffff"/>
      <style:text-properties fo:color="#801900" fo:font-size="4pt" style:font-size-asian="4pt" style:font-size-complex="4pt"/>
    </style:style>
    <style:style style:name="P13" style:family="paragraph">
      <loext:graphic-properties draw:fill-color="#009933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-color="#ffffff"/>
      <style:paragraph-properties fo:text-align="center"/>
      <style:text-properties fo:font-size="4pt" style:font-size-asian="4pt" style:font-size-complex="4pt"/>
    </style:style>
    <style:style style:name="P15" style:family="paragraph">
      <loext:graphic-properties draw:fill="none" draw:fill-color="#ffffff"/>
      <style:text-properties fo:color="#006600" fo:font-size="4pt" style:font-size-asian="4pt" style:font-size-complex="4pt"/>
    </style:style>
    <style:style style:name="P16" style:family="paragraph">
      <loext:graphic-properties draw:fill="none" draw:fill-color="#ffffff"/>
      <style:text-properties fo:color="#000000" fo:font-size="4pt" style:font-size-asian="4pt" style:font-size-complex="4pt"/>
    </style:style>
    <style:style style:name="P17" style:family="paragraph">
      <loext:graphic-properties draw:fill-color="#999999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4pt" style:font-size-asian="4pt" style:font-size-complex="4pt"/>
    </style:style>
    <style:style style:name="T2" style:family="text">
      <style:text-properties fo:color="#0000ff" fo:font-size="4pt" style:font-size-asian="4pt" style:font-size-complex="4pt"/>
    </style:style>
    <style:style style:name="T3" style:family="text">
      <style:text-properties fo:color="#cc9900" fo:font-size="6pt" style:font-size-asian="4pt" style:font-size-complex="4pt"/>
    </style:style>
    <style:style style:name="T4" style:family="text">
      <style:text-properties fo:color="#461900" fo:font-size="4pt" style:font-size-asian="4pt" style:font-size-complex="4pt"/>
    </style:style>
    <style:style style:name="T5" style:family="text">
      <style:text-properties fo:color="#cc0000" fo:font-size="4pt" style:font-size-asian="4pt" style:font-size-complex="4pt"/>
    </style:style>
    <style:style style:name="T6" style:family="text">
      <style:text-properties fo:color="#661900" fo:font-size="4pt" style:font-size-asian="4pt" style:font-size-complex="4pt"/>
    </style:style>
    <style:style style:name="T7" style:family="text">
      <style:text-properties fo:color="#801900" fo:font-size="4pt" style:font-size-asian="4pt" style:font-size-complex="4pt"/>
    </style:style>
    <style:style style:name="T8" style:family="text">
      <style:text-properties fo:color="#006600" fo:font-size="4pt" style:font-size-asian="4pt" style:font-size-complex="4pt"/>
    </style:style>
    <style:style style:name="T9" style:family="text">
      <style:text-properties fo:color="#000000" fo:font-size="4pt" style:font-size-asian="4pt" style:font-size-complex="4pt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12.372cm" svg:x="1.3cm" svg:y="1.128cm">
          <draw:image xlink:href="Pictures/1000000000000A2000000698116ACB68D1F7C7BE.jpg" xlink:type="simple" xlink:show="embed" xlink:actuate="onLoad">
            <text:p/>
          </draw:image>
        </draw:frame>
        <draw:custom-shape draw:style-name="gr2" draw:text-style-name="P3" draw:layer="layout" svg:width="0.3cm" svg:height="0.3cm" svg:x="19.2cm" svg:y="7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cm" svg:height="0.3cm" svg:x="19.5cm" svg:y="7.2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3cm" svg:height="0.3cm" svg:x="19.5cm" svg:y="6.9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cm" svg:height="0.3cm" svg:x="14.4cm" svg:y="10.7cm">
          <text:p text:style-name="P2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654cm" svg:height="0.408cm" svg:x="17.9cm" svg:y="8.9cm">
          <draw:text-box>
            <text:p><text:span text:style-name="T2">24</text:span></text:p>
          </draw:text-box>
        </draw:frame>
        <draw:custom-shape draw:style-name="gr3" draw:text-style-name="P4" draw:layer="layout" svg:width="0.3cm" svg:height="0.3cm" svg:x="14.1cm" svg:y="10cm">
          <text:p text:style-name="P2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3cm" svg:height="0.3cm" svg:x="14cm" svg:y="9.7cm">
          <text:p text:style-name="P2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578cm" svg:height="0.408cm" svg:x="14.246cm" svg:y="10.2cm">
          <draw:text-box>
            <text:p><text:span text:style-name="T2">3</text:span></text:p>
          </draw:text-box>
        </draw:frame>
        <draw:frame draw:style-name="gr8" draw:text-style-name="P8" draw:layer="layout" svg:width="0.621cm" svg:height="0.489cm" svg:x="12.479cm" svg:y="10.7cm">
          <draw:text-box>
            <text:p><text:span text:style-name="T3">9</text:span></text:p>
          </draw:text-box>
        </draw:frame>
        <draw:custom-shape draw:style-name="gr6" draw:text-style-name="P7" draw:layer="layout" svg:width="0.3cm" svg:height="0.3cm" svg:x="11.3cm" svg:y="11.4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cm" svg:height="0.3cm" svg:x="13.7cm" svg:y="9.3cm">
          <text:p text:style-name="P2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cm" svg:height="0.3cm" svg:x="13.7cm" svg:y="9cm">
          <text:p text:style-name="P2"><text:span text:style-name="T1">14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578cm" svg:height="0.408cm" svg:x="13.9cm" svg:y="9.392cm">
          <draw:text-box>
            <text:p><text:span text:style-name="T2">3</text:span></text:p>
          </draw:text-box>
        </draw:frame>
        <draw:custom-shape draw:style-name="gr3" draw:text-style-name="P4" draw:layer="layout" svg:width="0.3cm" svg:height="0.3cm" svg:x="10.8cm" svg:y="10.5cm">
          <text:p text:style-name="P2"><text:span text:style-name="T1">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654cm" svg:height="0.408cm" svg:x="12.122cm" svg:y="9.6cm">
          <draw:text-box>
            <text:p><text:span text:style-name="T2">11</text:span></text:p>
          </draw:text-box>
        </draw:frame>
        <draw:custom-shape draw:style-name="gr6" draw:text-style-name="P7" draw:layer="layout" svg:width="0.3cm" svg:height="0.3cm" svg:x="10.4cm" svg:y="10.7cm">
          <text:p text:style-name="P2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0.621cm" svg:height="0.489cm" svg:x="10.779cm" svg:y="11.011cm">
          <draw:text-box>
            <text:p><text:span text:style-name="T3">5</text:span></text:p>
          </draw:text-box>
        </draw:frame>
        <draw:custom-shape draw:style-name="gr6" draw:text-style-name="P7" draw:layer="layout" svg:width="0.3cm" svg:height="0.3cm" svg:x="9.7cm" svg:y="9.7cm">
          <text:p text:style-name="P2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cm" svg:height="0.3cm" svg:x="9.9cm" svg:y="9.7cm">
          <text:p text:style-name="P2"><text:span text:style-name="T1">3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cm" svg:height="0.3cm" svg:x="14.8cm" svg:y="8.1cm">
          <text:p text:style-name="P2"><text:span text:style-name="T1">13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cm" svg:height="0.3cm" svg:x="10.1cm" svg:y="9.5cm">
          <text:p text:style-name="P2"><text:span text:style-name="T1">1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0.578cm" svg:height="0.408cm" svg:x="14.4cm" svg:y="8.492cm">
          <draw:text-box>
            <text:p><text:span text:style-name="T4">5</text:span></text:p>
          </draw:text-box>
        </draw:frame>
        <draw:custom-shape draw:style-name="gr2" draw:text-style-name="P3" draw:layer="layout" svg:width="0.3cm" svg:height="0.3cm" svg:x="14cm" svg:y="7.4cm">
          <text:p text:style-name="P2"><text:span text:style-name="T1">1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0.578cm" svg:height="0.408cm" svg:x="14.3cm" svg:y="7.492cm">
          <draw:text-box>
            <text:p><text:span text:style-name="T4">4</text:span></text:p>
          </draw:text-box>
        </draw:frame>
        <draw:custom-shape draw:style-name="gr4" draw:text-style-name="P5" draw:layer="layout" svg:width="0.3cm" svg:height="0.3cm" svg:x="14cm" svg:y="7.1cm">
          <text:p text:style-name="P2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cm" svg:height="0.3cm" svg:x="12.7cm" svg:y="8.7cm">
          <text:p text:style-name="P2"><text:span text:style-name="T1">1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3cm" svg:height="0.3cm" svg:x="12.7cm" svg:y="8.4cm">
          <text:p text:style-name="P2"><text:span text:style-name="T1">4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0.578cm" svg:height="0.408cm" svg:x="13.3cm" svg:y="7.992cm">
          <draw:text-box>
            <text:p><text:span text:style-name="T4">5</text:span></text:p>
          </draw:text-box>
        </draw:frame>
        <draw:frame draw:style-name="gr7" draw:text-style-name="P10" draw:layer="layout" svg:width="0.578cm" svg:height="0.408cm" svg:x="13.022cm" svg:y="7.992cm">
          <draw:text-box>
            <text:p><text:span text:style-name="T5">5</text:span></text:p>
          </draw:text-box>
        </draw:frame>
        <draw:custom-shape draw:style-name="gr2" draw:text-style-name="P3" draw:layer="layout" svg:width="0.3cm" svg:height="0.3cm" svg:x="17.6cm" svg:y="5.8cm">
          <text:p text:style-name="P2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3cm" svg:height="0.3cm" svg:x="17.9cm" svg:y="5.8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cm" svg:height="0.3cm" svg:x="16.8cm" svg:y="6.7cm">
          <text:p text:style-name="P2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3cm" svg:height="0.3cm" svg:x="17.1cm" svg:y="6.7cm">
          <text:p text:style-name="P2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1" draw:layer="layout" svg:width="0.578cm" svg:height="0.408cm" svg:x="17.3cm" svg:y="6.3cm">
          <draw:text-box>
            <text:p><text:span text:style-name="T6">4</text:span></text:p>
          </draw:text-box>
        </draw:frame>
        <draw:frame draw:style-name="gr7" draw:text-style-name="P10" draw:layer="layout" svg:width="0.578cm" svg:height="0.408cm" svg:x="17.1cm" svg:y="6.2cm">
          <draw:text-box>
            <text:p><text:span text:style-name="T5">4</text:span></text:p>
          </draw:text-box>
        </draw:frame>
        <draw:frame draw:style-name="gr7" draw:text-style-name="P11" draw:layer="layout" svg:width="0.578cm" svg:height="0.408cm" svg:x="18.622cm" svg:y="6.392cm">
          <draw:text-box>
            <text:p><text:span text:style-name="T6">7</text:span></text:p>
          </draw:text-box>
        </draw:frame>
        <draw:frame draw:style-name="gr7" draw:text-style-name="P10" draw:layer="layout" svg:width="0.578cm" svg:height="0.408cm" svg:x="18.422cm" svg:y="6.292cm">
          <draw:text-box>
            <text:p><text:span text:style-name="T5">7</text:span></text:p>
          </draw:text-box>
        </draw:frame>
        <draw:custom-shape draw:style-name="gr4" draw:text-style-name="P5" draw:layer="layout" svg:width="0.3cm" svg:height="0.3cm" svg:x="15.5cm" svg:y="4.6cm">
          <text:p text:style-name="P2"><text:span text:style-name="T1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3cm" svg:height="0.3cm" svg:x="13.9cm" svg:y="5.6cm">
          <text:p text:style-name="P2"><text:span text:style-name="T1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0.654cm" svg:height="0.408cm" svg:x="16.022cm" svg:y="5.592cm">
          <draw:text-box>
            <text:p><text:span text:style-name="T5">11</text:span></text:p>
          </draw:text-box>
        </draw:frame>
        <draw:frame draw:style-name="gr7" draw:text-style-name="P10" draw:layer="layout" svg:width="0.578cm" svg:height="0.408cm" svg:x="14.446cm" svg:y="4.792cm">
          <draw:text-box>
            <text:p><text:span text:style-name="T5">9</text:span></text:p>
          </draw:text-box>
        </draw:frame>
        <draw:custom-shape draw:style-name="gr2" draw:text-style-name="P3" draw:layer="layout" svg:width="0.3cm" svg:height="0.3cm" svg:x="14.1cm" svg:y="5.9cm">
          <text:p text:style-name="P2"><text:span text:style-name="T1">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0.654cm" svg:height="0.408cm" svg:x="16.022cm" svg:y="5.592cm">
          <draw:text-box>
            <text:p><text:span text:style-name="T5">11</text:span></text:p>
          </draw:text-box>
        </draw:frame>
        <draw:frame draw:style-name="gr5" draw:text-style-name="P12" draw:layer="layout" svg:width="0.654cm" svg:height="0.408cm" svg:x="15.146cm" svg:y="6.492cm">
          <draw:text-box>
            <text:p><text:span text:style-name="T7">14</text:span></text:p>
          </draw:text-box>
        </draw:frame>
        <draw:frame draw:style-name="gr7" draw:text-style-name="P10" draw:layer="layout" svg:width="0.578cm" svg:height="0.408cm" svg:x="14.1cm" svg:y="6.492cm">
          <draw:text-box>
            <text:p><text:span text:style-name="T5">8</text:span></text:p>
          </draw:text-box>
        </draw:frame>
        <draw:custom-shape draw:style-name="gr2" draw:text-style-name="P3" draw:layer="layout" svg:width="0.3cm" svg:height="0.3cm" svg:x="12.2cm" svg:y="7cm">
          <text:p text:style-name="P2"><text:span text:style-name="T1">3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3cm" svg:height="0.3cm" svg:x="12cm" svg:y="7.2cm">
          <text:p text:style-name="P2"><text:span text:style-name="T1">5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0.578cm" svg:height="0.408cm" svg:x="13.2cm" svg:y="8.5cm">
          <draw:text-box>
            <text:p><text:span text:style-name="T4">5</text:span></text:p>
          </draw:text-box>
        </draw:frame>
        <draw:frame draw:style-name="gr7" draw:text-style-name="P9" draw:layer="layout" svg:width="0.578cm" svg:height="0.408cm" svg:x="13cm" svg:y="6.292cm">
          <draw:text-box>
            <text:p><text:span text:style-name="T4">7</text:span></text:p>
          </draw:text-box>
        </draw:frame>
        <draw:frame draw:style-name="gr7" draw:text-style-name="P10" draw:layer="layout" svg:width="0.578cm" svg:height="0.408cm" svg:x="12.3cm" svg:y="7.9cm">
          <draw:text-box>
            <text:p><text:span text:style-name="T5">5</text:span></text:p>
          </draw:text-box>
        </draw:frame>
        <draw:frame draw:style-name="gr7" draw:text-style-name="P10" draw:layer="layout" svg:width="0.578cm" svg:height="0.408cm" svg:x="13.1cm" svg:y="7.4cm">
          <draw:text-box>
            <text:p><text:span text:style-name="T5">8</text:span></text:p>
          </draw:text-box>
        </draw:frame>
        <draw:custom-shape draw:style-name="gr4" draw:text-style-name="P5" draw:layer="layout" svg:width="0.3cm" svg:height="0.3cm" svg:x="11.3cm" svg:y="5.8cm">
          <text:p text:style-name="P2"><text:span text:style-name="T1">5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measurelines" svg:width="0.3cm" svg:height="0.3cm" svg:x="11.5cm" svg:y="6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measurelines" svg:width="0.578cm" svg:height="0.408cm" svg:x="11.5cm" svg:y="6.392cm">
          <draw:text-box>
            <text:p><text:span text:style-name="T5">5</text:span></text:p>
          </draw:text-box>
        </draw:frame>
        <draw:frame draw:style-name="gr7" draw:text-style-name="P6" draw:layer="measurelines" svg:width="0.578cm" svg:height="0.408cm" svg:x="10.446cm" svg:y="10.1cm">
          <draw:text-box>
            <text:p><text:span text:style-name="T2">5</text:span></text:p>
          </draw:text-box>
        </draw:frame>
        <draw:frame draw:style-name="gr8" draw:text-style-name="P8" draw:layer="measurelines" svg:width="0.621cm" svg:height="0.489cm" svg:x="9.879cm" svg:y="9.9cm">
          <draw:text-box>
            <text:p><text:span text:style-name="T3">5</text:span></text:p>
          </draw:text-box>
        </draw:frame>
        <draw:custom-shape draw:style-name="gr9" draw:text-style-name="P13" draw:layer="measurelines" svg:width="0.3cm" svg:height="0.3cm" svg:x="10cm" svg:y="9.3cm">
          <text:p text:style-name="P2"><text:span text:style-name="T1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measurelines" svg:width="0.3cm" svg:height="0.3cm" svg:x="9.5cm" svg:y="9.5cm">
          <text:p text:style-name="P2"><text:span text:style-name="T1">7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measurelines" svg:width="0.3cm" svg:height="0.3cm" svg:x="9.801cm" svg:y="9.40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measurelines" svg:width="0.654cm" svg:height="0.408cm" svg:x="11.522cm" svg:y="9cm">
          <draw:text-box>
            <text:p><text:span text:style-name="T4">10</text:span></text:p>
          </draw:text-box>
        </draw:frame>
        <draw:custom-shape draw:style-name="gr4" draw:text-style-name="P5" draw:layer="layout" svg:width="0.3cm" svg:height="0.3cm" svg:x="10.1cm" svg:y="6.7cm">
          <text:p text:style-name="P2"><text:span text:style-name="T1">6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3cm" svg:height="0.3cm" svg:x="10.3cm" svg:y="6.9cm">
          <text:p text:style-name="P2"><text:span text:style-name="T1">3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0.3cm" svg:height="0.3cm" svg:x="10cm" svg:y="6.9cm">
          <text:p text:style-name="P2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0.578cm" svg:height="0.408cm" svg:x="10.5cm" svg:y="6.092cm">
          <draw:text-box>
            <text:p><text:span text:style-name="T5">7</text:span></text:p>
          </draw:text-box>
        </draw:frame>
        <draw:custom-shape draw:style-name="gr6" draw:text-style-name="P7" draw:layer="layout" svg:width="0.3cm" svg:height="0.3cm" svg:x="10.6cm" svg:y="8.3cm">
          <text:p text:style-name="P2"><text:span text:style-name="T1">2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cm" svg:height="0.3cm" svg:x="10.2cm" svg:y="8.4cm">
          <text:p text:style-name="P2"><text:span text:style-name="T1">4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cm" svg:height="0.3cm" svg:x="10.8cm" svg:y="8.5cm">
          <text:p text:style-name="P2"><text:span text:style-name="T1">1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3cm" svg:height="0.3cm" svg:x="10.8cm" svg:y="8.1cm">
          <text:p text:style-name="P2"><text:span text:style-name="T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3cm" svg:height="0.3cm" svg:x="10.4cm" svg:y="8.5cm">
          <text:p text:style-name="P2"><text:span text:style-name="T1">7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0.3cm" svg:height="0.3cm" svg:x="10.401cm" svg:y="8.101cm">
          <text:p text:style-name="P2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578cm" svg:height="0.408cm" svg:x="9.822cm" svg:y="8.8cm">
          <draw:text-box>
            <text:p><text:span text:style-name="T2">4</text:span></text:p>
          </draw:text-box>
        </draw:frame>
        <draw:frame draw:style-name="gr7" draw:text-style-name="P15" draw:layer="layout" svg:width="0.578cm" svg:height="0.408cm" svg:x="10.8cm" svg:y="8.7cm">
          <draw:text-box>
            <text:p><text:span text:style-name="T8">6</text:span></text:p>
          </draw:text-box>
        </draw:frame>
        <draw:frame draw:style-name="gr8" draw:text-style-name="P8" draw:layer="layout" svg:width="0.621cm" svg:height="0.489cm" svg:x="10.479cm" svg:y="8.8cm">
          <draw:text-box>
            <text:p><text:span text:style-name="T3">6</text:span></text:p>
          </draw:text-box>
        </draw:frame>
        <draw:frame draw:style-name="gr7" draw:text-style-name="P10" draw:layer="layout" svg:width="0.578cm" svg:height="0.408cm" svg:x="10.122cm" svg:y="8.7cm">
          <draw:text-box>
            <text:p><text:span text:style-name="T5">5</text:span></text:p>
          </draw:text-box>
        </draw:frame>
        <draw:frame draw:style-name="gr7" draw:text-style-name="P16" draw:layer="layout" svg:width="0.578cm" svg:height="0.408cm" svg:x="9.822cm" svg:y="8.492cm">
          <draw:text-box>
            <text:p><text:span text:style-name="T9">5</text:span></text:p>
          </draw:text-box>
        </draw:frame>
        <draw:frame draw:style-name="gr5" draw:text-style-name="P15" draw:layer="layout" svg:width="0.654cm" svg:height="0.408cm" svg:x="11cm" svg:y="6.7cm">
          <draw:text-box>
            <text:p><text:span text:style-name="T8">11</text:span></text:p>
          </draw:text-box>
        </draw:frame>
        <draw:frame draw:style-name="gr5" draw:text-style-name="P9" draw:layer="layout" svg:width="0.654cm" svg:height="0.408cm" svg:x="11.746cm" svg:y="7.7cm">
          <draw:text-box>
            <text:p><text:span text:style-name="T4">9</text:span></text:p>
          </draw:text-box>
        </draw:frame>
        <draw:frame draw:style-name="gr7" draw:text-style-name="P10" draw:layer="layout" svg:width="0.578cm" svg:height="0.408cm" svg:x="10.2cm" svg:y="7.4cm">
          <draw:text-box>
            <text:p><text:span text:style-name="T5">8</text:span></text:p>
          </draw:text-box>
        </draw:frame>
        <draw:frame draw:style-name="gr8" draw:text-style-name="P8" draw:layer="layout" svg:width="0.621cm" svg:height="0.489cm" svg:x="10cm" svg:y="7.1cm">
          <draw:text-box>
            <text:p><text:span text:style-name="T3">8</text:span></text:p>
          </draw:text-box>
        </draw:frame>
        <draw:frame draw:style-name="gr7" draw:text-style-name="P16" draw:layer="layout" svg:width="0.578cm" svg:height="0.408cm" svg:x="10.4cm" svg:y="7.2cm">
          <draw:text-box>
            <text:p><text:span text:style-name="T9">8</text:span></text:p>
          </draw:text-box>
        </draw:frame>
        <draw:custom-shape draw:style-name="gr6" draw:text-style-name="P7" draw:layer="layout" svg:width="0.3cm" svg:height="0.3cm" svg:x="9.6cm" svg:y="5.3cm">
          <text:p text:style-name="P2"><text:span text:style-name="T1">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0.3cm" svg:height="0.3cm" svg:x="9.3cm" svg:y="5.2cm">
          <text:p text:style-name="P2"><text:span text:style-name="T1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0.621cm" svg:height="0.489cm" svg:x="9.779cm" svg:y="5.7cm">
          <draw:text-box>
            <text:p><text:span text:style-name="T3">7</text:span></text:p>
          </draw:text-box>
        </draw:frame>
        <draw:frame draw:style-name="gr7" draw:text-style-name="P16" draw:layer="layout" svg:width="0.578cm" svg:height="0.408cm" svg:x="9.222cm" svg:y="5.992cm">
          <draw:text-box>
            <text:p><text:span text:style-name="T9">8</text:span></text:p>
          </draw:text-box>
        </draw:frame>
        <draw:custom-shape draw:style-name="gr3" draw:text-style-name="P4" draw:layer="layout" svg:width="0.3cm" svg:height="0.3cm" svg:x="8.5cm" svg:y="6.3cm">
          <text:p text:style-name="P2"><text:span text:style-name="T1">5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3cm" svg:height="0.3cm" svg:x="8.1cm" svg:y="6.5cm">
          <text:p text:style-name="P2"><text:span text:style-name="T1">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578cm" svg:height="0.408cm" svg:x="9.3cm" svg:y="7.5cm">
          <draw:text-box>
            <text:p><text:span text:style-name="T2">9</text:span></text:p>
          </draw:text-box>
        </draw:frame>
        <draw:frame draw:style-name="gr5" draw:text-style-name="P15" draw:layer="layout" svg:width="0.654cm" svg:height="0.408cm" svg:x="8.346cm" svg:y="7.4cm">
          <draw:text-box>
            <text:p><text:span text:style-name="T8">13</text:span></text:p>
          </draw:text-box>
        </draw:frame>
        <draw:custom-shape draw:style-name="gr3" draw:text-style-name="P4" draw:layer="layout" svg:width="0.3cm" svg:height="0.3cm" svg:x="6.8cm" svg:y="4.5cm">
          <text:p text:style-name="P2"><text:span text:style-name="T1">5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cm" svg:height="0.3cm" svg:x="6cm" svg:y="5cm">
          <text:p text:style-name="P2"><text:span text:style-name="T1">8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cm" svg:height="0.3cm" svg:x="4.4cm" svg:y="3.7cm">
          <text:p text:style-name="P2"><text:span text:style-name="T1">6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cm" svg:height="0.3cm" svg:x="2.5cm" svg:y="6.5cm">
          <text:p text:style-name="P2"><text:span text:style-name="T1">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0.3cm" svg:height="0.3cm" svg:x="7cm" svg:y="4.3cm">
          <text:p text:style-name="P2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0.3cm" svg:height="0.3cm" svg:x="5.8cm" svg:y="5.2cm">
          <text:p text:style-name="P2"><text:span text:style-name="T1">3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0.3cm" svg:height="0.3cm" svg:x="4.4cm" svg:y="3.4cm">
          <text:p text:style-name="P2"><text:span text:style-name="T1">4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0.3cm" svg:height="0.3cm" svg:x="2.8cm" svg:y="2cm">
          <text:p text:style-name="P2"><text:span text:style-name="T1">5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3cm" svg:height="0.3cm" svg:x="6.1cm" svg:y="5.3cm">
          <text:p text:style-name="P2"><text:span text:style-name="T1">3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6" draw:layer="layout" svg:width="0.654cm" svg:height="0.408cm" svg:x="8.322cm" svg:y="4.292cm">
          <draw:text-box>
            <text:p><text:span text:style-name="T9">13</text:span></text:p>
          </draw:text-box>
        </draw:frame>
        <draw:frame draw:style-name="gr7" draw:text-style-name="P6" draw:layer="layout" svg:width="0.578cm" svg:height="0.408cm" svg:x="7.622cm" svg:y="5.092cm">
          <draw:text-box>
            <text:p><text:span text:style-name="T2">9</text:span></text:p>
          </draw:text-box>
        </draw:frame>
        <draw:frame draw:style-name="gr5" draw:text-style-name="P6" draw:layer="layout" svg:width="0.654cm" svg:height="0.408cm" svg:x="7.022cm" svg:y="5.392cm">
          <draw:text-box>
            <text:p><text:span text:style-name="T2">12</text:span></text:p>
          </draw:text-box>
        </draw:frame>
        <draw:frame draw:style-name="gr7" draw:text-style-name="P15" draw:layer="layout" svg:width="0.578cm" svg:height="0.408cm" svg:x="6.946cm" svg:y="6.1cm">
          <draw:text-box>
            <text:p><text:span text:style-name="T8">9</text:span></text:p>
          </draw:text-box>
        </draw:frame>
        <draw:frame draw:style-name="gr7" draw:text-style-name="P16" draw:layer="layout" svg:width="0.578cm" svg:height="0.408cm" svg:x="6.046cm" svg:y="4.592cm">
          <draw:text-box>
            <text:p><text:span text:style-name="T9">4</text:span></text:p>
          </draw:text-box>
        </draw:frame>
        <draw:frame draw:style-name="gr7" draw:text-style-name="P16" draw:layer="layout" svg:width="0.578cm" svg:height="0.408cm" svg:x="4.7cm" svg:y="4.3cm">
          <draw:text-box>
            <text:p><text:span text:style-name="T9">7</text:span></text:p>
          </draw:text-box>
        </draw:frame>
        <draw:frame draw:style-name="gr5" draw:text-style-name="P6" draw:layer="layout" svg:width="0.654cm" svg:height="0.408cm" svg:x="6.1cm" svg:y="3.7cm">
          <draw:text-box>
            <text:p><text:span text:style-name="T2">11</text:span></text:p>
          </draw:text-box>
        </draw:frame>
        <draw:frame draw:style-name="gr5" draw:text-style-name="P6" draw:layer="layout" svg:width="0.654cm" svg:height="0.408cm" svg:x="3.2cm" svg:y="4.4cm">
          <draw:text-box>
            <text:p><text:span text:style-name="T2">13</text:span></text:p>
          </draw:text-box>
        </draw:frame>
        <draw:frame draw:style-name="gr5" draw:text-style-name="P6" draw:layer="layout" svg:width="0.654cm" svg:height="0.408cm" svg:x="4cm" svg:y="5.3cm">
          <draw:text-box>
            <text:p><text:span text:style-name="T2">15</text:span></text:p>
          </draw:text-box>
        </draw:frame>
        <draw:frame draw:style-name="gr7" draw:text-style-name="P16" draw:layer="layout" svg:width="0.578cm" svg:height="0.408cm" svg:x="3.522cm" svg:y="2.6cm">
          <draw:text-box>
            <text:p><text:span text:style-name="T9">8</text:span></text:p>
          </draw:text-box>
        </draw:frame>
        <draw:custom-shape draw:style-name="gr4" draw:text-style-name="P5" draw:layer="layout" svg:width="0.3cm" svg:height="0.3cm" svg:x="7.9cm" svg:y="12.4cm">
          <text:p text:style-name="P2"><text:span text:style-name="T1">8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0.654cm" svg:height="0.408cm" svg:x="8.822cm" svg:y="10.892cm">
          <draw:text-box>
            <text:p><text:span text:style-name="T5">15</text:span></text:p>
          </draw:text-box>
        </draw:frame>
        <draw:custom-shape draw:style-name="gr6" draw:text-style-name="P7" draw:layer="layout" svg:width="0.3cm" svg:height="0.3cm" svg:x="9.2cm" svg:y="3.6cm">
          <text:p text:style-name="P2"><text:span text:style-name="T1">4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3cm" svg:height="0.3cm" svg:x="5.9cm" svg:y="1.3cm">
          <text:p text:style-name="P2"><text:span text:style-name="T1">5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0.621cm" svg:height="0.489cm" svg:x="9.1cm" svg:y="3.911cm">
          <draw:text-box>
            <text:p><text:span text:style-name="T3">7</text:span></text:p>
          </draw:text-box>
        </draw:frame>
        <draw:frame draw:style-name="gr11" draw:text-style-name="P8" draw:layer="layout" svg:width="0.739cm" svg:height="0.489cm" svg:x="6.979cm" svg:y="1.9cm">
          <draw:text-box>
            <text:p><text:span text:style-name="T3">16</text:span></text:p>
          </draw:text-box>
        </draw:frame>
        <draw:custom-shape draw:style-name="gr9" draw:text-style-name="P13" draw:layer="layout" svg:width="0.3cm" svg:height="0.3cm" svg:x="13.4cm" svg:y="2.2cm">
          <text:p text:style-name="P2"><text:span text:style-name="T1">4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5" draw:layer="layout" svg:width="0.654cm" svg:height="0.408cm" svg:x="12.2cm" svg:y="1.992cm">
          <draw:text-box>
            <text:p><text:span text:style-name="T8">21</text:span></text:p>
          </draw:text-box>
        </draw:frame>
        <draw:custom-shape draw:style-name="gr2" draw:text-style-name="P3" draw:layer="layout" svg:width="0.3cm" svg:height="0.3cm" svg:x="8.4cm" svg:y="9.4cm">
          <text:p text:style-name="P2"><text:span text:style-name="T1">10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cm" svg:height="0.3cm" svg:x="6.4cm" svg:y="8.1cm">
          <text:p text:style-name="P2"><text:span text:style-name="T1">9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0.3cm" svg:height="0.3cm" svg:x="8.3cm" svg:y="9cm">
          <text:p text:style-name="P2"><text:span text:style-name="T1">5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0.3cm" svg:height="0.3cm" svg:x="6.2cm" svg:y="7.6cm">
          <text:p text:style-name="P2"><text:span text:style-name="T1">6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6" draw:layer="measurelines" svg:width="0.654cm" svg:height="0.408cm" svg:x="7.2cm" svg:y="7.6cm">
          <draw:text-box>
            <text:p><text:span text:style-name="T9">13</text:span></text:p>
          </draw:text-box>
        </draw:frame>
        <draw:frame draw:style-name="gr5" draw:text-style-name="P9" draw:layer="measurelines" svg:width="0.654cm" svg:height="0.408cm" svg:x="6.946cm" svg:y="8.292cm">
          <draw:text-box>
            <text:p><text:span text:style-name="T4">12</text:span></text:p>
          </draw:text-box>
        </draw:frame>
        <draw:frame draw:style-name="gr7" draw:text-style-name="P16" draw:layer="measurelines" svg:width="0.578cm" svg:height="0.408cm" svg:x="8.8cm" svg:y="9cm">
          <draw:text-box>
            <text:p><text:span text:style-name="T9">7</text:span></text:p>
          </draw:text-box>
        </draw:frame>
        <draw:frame draw:style-name="gr5" draw:text-style-name="P9" draw:layer="measurelines" svg:width="0.654cm" svg:height="0.408cm" svg:x="9.346cm" svg:y="10cm">
          <draw:text-box>
            <text:p><text:span text:style-name="T4">9</text:span></text:p>
          </draw:text-box>
        </draw:frame>
        <draw:frame draw:style-name="gr5" draw:text-style-name="P9" draw:layer="measurelines" svg:width="0.654cm" svg:height="0.408cm" svg:x="9.4cm" svg:y="8.792cm">
          <draw:text-box>
            <text:p><text:span text:style-name="T4">11</text:span></text:p>
          </draw:text-box>
        </draw:frame>
        <draw:custom-shape draw:style-name="gr12" draw:text-style-name="P17" draw:layer="Nodos generales" svg:width="0.7cm" svg:height="0.7cm" svg:x="19.201cm" svg:y="6.901cm">
          <text:p text:style-name="P2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Nodos generales" svg:width="0.7cm" svg:height="0.7cm" svg:x="16.701cm" svg:y="6.501cm">
          <text:p text:style-name="P2"><text:span text:style-name="T1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Nodos generales" svg:width="0.7cm" svg:height="0.7cm" svg:x="17.601cm" svg:y="5.601cm">
          <text:p text:style-name="P2">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Nodos generales" svg:width="0.7cm" svg:height="0.7cm" svg:x="15.301cm" svg:y="4.401cm">
          <text:p text:style-name="P2"><text:span text:style-name="T1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Nodos generales" svg:width="0.7cm" svg:height="0.7cm" svg:x="13.801cm" svg:y="5.501cm">
          <text:p text:style-name="P2"><text:span text:style-name="T1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Nodos generales" svg:width="0.7cm" svg:height="0.7cm" svg:x="13.801cm" svg:y="7.001cm">
          <text:p text:style-name="P2"><text:span text:style-name="T10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Nodos generales" svg:width="0.7cm" svg:height="0.7cm" svg:x="14.601cm" svg:y="7.901cm">
          <text:p text:style-name="P2"><text:span text:style-name="T10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Nodos generales" svg:width="0.7cm" svg:height="0.7cm" svg:x="14.201cm" svg:y="10.501cm">
          <text:p text:style-name="P2"><text:span text:style-name="T10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Nodos generales" svg:width="0.7cm" svg:height="0.7cm" svg:x="13.901cm" svg:y="9.601cm">
          <text:p text:style-name="P2"><text:span text:style-name="T10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Nodos generales" svg:width="0.7cm" svg:height="0.7cm" svg:x="13.501cm" svg:y="8.901cm">
          <text:p text:style-name="P2"><text:span text:style-name="T10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Nodos generales" svg:width="0.7cm" svg:height="0.7cm" svg:x="12.501cm" svg:y="8.301cm">
          <text:p text:style-name="P2"><text:span text:style-name="T10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Nodos generales" svg:width="0.7cm" svg:height="0.7cm" svg:x="11.901cm" svg:y="6.901cm">
          <text:p text:style-name="P2"><text:span text:style-name="T10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Nodos generales" svg:width="0.7cm" svg:height="0.7cm" svg:x="11.201cm" svg:y="5.701cm">
          <text:p text:style-name="P2"><text:span text:style-name="T10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Nodos generales" svg:width="0.7cm" svg:height="0.7cm" svg:x="13.201cm" svg:y="2.001cm">
          <text:p text:style-name="P2"><text:span text:style-name="T10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Nodos generales" svg:width="0.7cm" svg:height="0.7cm" svg:x="11.101cm" svg:y="11.201cm">
          <text:p text:style-name="P2"><text:span text:style-name="T10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Nodos generales" svg:width="0.7cm" svg:height="0.7cm" svg:x="10.401cm" svg:y="10.401cm">
          <text:p text:style-name="P2"><text:span text:style-name="T10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Nodos generales" svg:width="0.7cm" svg:height="0.7cm" svg:x="9.601cm" svg:y="9.301cm">
          <text:p text:style-name="P2"><text:span text:style-name="T10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Nodos generales" svg:width="0.7cm" svg:height="0.7cm" svg:x="10.301cm" svg:y="8.101cm">
          <text:p text:style-name="P2"><text:span text:style-name="T10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Nodos generales" svg:width="0.7cm" svg:height="0.7cm" svg:x="9.901cm" svg:y="6.601cm">
          <text:p text:style-name="P2"><text:span text:style-name="T10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Nodos generales" svg:width="0.7cm" svg:height="0.7cm" svg:x="9.201cm" svg:y="5.001cm">
          <text:p text:style-name="P2"><text:span text:style-name="T10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Nodos generales" svg:width="0.7cm" svg:height="0.7cm" svg:x="9.001cm" svg:y="3.401cm">
          <text:p text:style-name="P2"><text:span text:style-name="T10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Nodos generales" svg:width="0.7cm" svg:height="0.7cm" svg:x="5.701cm" svg:y="1.201cm">
          <text:p text:style-name="P2"><text:span text:style-name="T10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Nodos generales" svg:width="0.7cm" svg:height="0.7cm" svg:x="7.801cm" svg:y="12.201cm">
          <text:p text:style-name="P2"><text:span text:style-name="T10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Nodos generales" svg:width="0.7cm" svg:height="0.7cm" svg:x="8.101cm" svg:y="9.001cm">
          <text:p text:style-name="P2"><text:span text:style-name="T10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Nodos generales" svg:width="0.7cm" svg:height="0.7cm" svg:x="6.101cm" svg:y="7.601cm">
          <text:p text:style-name="P2"><text:span text:style-name="T10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Nodos generales" svg:width="0.7cm" svg:height="0.7cm" svg:x="8.201cm" svg:y="6.201cm">
          <text:p text:style-name="P2"><text:span text:style-name="T10">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Nodos generales" svg:width="0.7cm" svg:height="0.7cm" svg:x="5.801cm" svg:y="5.001cm">
          <text:p text:style-name="P2"><text:span text:style-name="T10">2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Nodos generales" svg:width="0.7cm" svg:height="0.7cm" svg:x="6.701cm" svg:y="4.201cm">
          <text:p text:style-name="P2"><text:span text:style-name="T10">2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Nodos generales" svg:width="0.7cm" svg:height="0.7cm" svg:x="4.301cm" svg:y="3.401cm">
          <text:p text:style-name="P2"><text:span text:style-name="T10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Nodos generales" svg:width="0.7cm" svg:height="0.7cm" svg:x="2.601cm" svg:y="1.901cm">
          <text:p text:style-name="P2"><text:span text:style-name="T10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Nodos generales" svg:width="0.7cm" svg:height="0.7cm" svg:x="2.401cm" svg:y="6.301cm">
          <text:p text:style-name="P2"><text:span text:style-name="T10">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Nodos general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7:54:02.791896609</meta:creation-date>
    <dc:date>2017-06-26T00:18:19.089426183</dc:date>
    <meta:editing-duration>PT4H29M29S</meta:editing-duration>
    <meta:editing-cycles>5</meta:editing-cycles>
    <meta:generator>LibreOffice/5.1.6.2$Linux_X86_64 LibreOffice_project/10m0$Build-2</meta:generator>
    <meta:document-statistic meta:object-count="156"/>
  </office:meta>
</office:document-meta>
</file>